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41.43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51.31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31.27mm"/>
    </style:style>
    <style:style style:name="co8" style:family="table-column">
      <style:table-column-properties fo:break-before="auto" style:column-width="56.36mm"/>
    </style:style>
    <style:style style:name="co9" style:family="table-column">
      <style:table-column-properties fo:break-before="auto" style:column-width="45mm"/>
    </style:style>
    <style:style style:name="co10" style:family="table-column">
      <style:table-column-properties fo:break-before="auto" style:column-width="13.18mm"/>
    </style:style>
    <style:style style:name="co11" style:family="table-column">
      <style:table-column-properties fo:break-before="auto" style:column-width="57.91mm"/>
    </style:style>
    <style:style style:name="co12" style:family="table-column">
      <style:table-column-properties fo:break-before="auto" style:column-width="34.85mm"/>
    </style:style>
    <style:style style:name="co13" style:family="table-column">
      <style:table-column-properties fo:break-before="auto" style:column-width="21.94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td_20_and_20_cv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Currency">
      <style:table-cell-properties fo:border-bottom="1.76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15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15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Excel_20_Built-in_20_Currency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 style:data-style-name="N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107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13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Currency" style:data-style-name="N11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d and cv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/>
          <table:table-cell table:style-name="ce2" office:value-type="string" calcext:value-type="string">
            <text:p>Standard deviation and coefficient of variation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Average income in the United States and Denmark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have the annual personal income of 11 people from the USA and 11 from Denmark. You have the mean income for USA from previous exercise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Decide whether you have to use sample or population formula for the standard deviation and the coefficient of variation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Calculate the standard deviation of income in the USA and in Denmark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/>
          <table:table-cell office:value-type="string" calcext:value-type="string">
            <text:p>Hint: You may start by calculating the mean and the variance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Calculate the coefficient of variation of income in the USA and in Denmark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4</text:p>
          </table:table-cell>
          <table:table-cell office:value-type="string" calcext:value-type="string">
            <text:p>Try to interpret the numbers you got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Annual income USA</text:p>
          </table:table-cell>
          <table:table-cell table:number-columns-repeated="2"/>
          <table:table-cell table:style-name="ce4" office:value-type="string" calcext:value-type="string">
            <text:p>Annual income Denmark</text:p>
          </table:table-cell>
          <table:table-cell office:value-type="string" calcext:value-type="string">
            <text:p>For variance</text:p>
          </table:table-cell>
          <table:table-cell table:style-name="ce12"/>
          <table:table-cell table:style-name="ce3" office:value-type="string" calcext:value-type="string">
            <text:p>Mean US</text:p>
          </table:table-cell>
          <table:table-cell table:style-name="ce5" table:formula="of:=AVERAGE([.B14:.B24])" office:value-type="float" office:value="189848.181818182" calcext:value-type="float">
            <text:p><text:s/>$189.848,18 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float" office:value="62000" calcext:value-type="float">
            <text:p><text:s/>$62.000,00 </text:p>
          </table:table-cell>
          <table:table-cell table:number-columns-repeated="2"/>
          <table:table-cell table:style-name="ce9" office:value-type="currency" office:currency="DKK" office:value="462852.365026278" calcext:value-type="currency">
            <text:p>462.852,37 kr.</text:p>
          </table:table-cell>
          <table:table-cell table:style-name="ce11" table:formula="of:=([.E14]-[.I16])^2" office:value-type="float" office:value="1770514973.63983" calcext:value-type="float">
            <text:p>1770514973,63983</text:p>
          </table:table-cell>
          <table:table-cell/>
          <table:table-cell table:style-name="ce3" office:value-type="string" calcext:value-type="string">
            <text:p>Variance US</text:p>
          </table:table-cell>
          <table:table-cell table:style-name="ce13" table:formula="of:=COM.MICROSOFT.VAR.S([.B14:.B24])" office:value-type="float" office:value="133433409536.364" calcext:value-type="float">
            <text:p><text:s/>$² 133.433.409.536,36 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float" office:value="64000" calcext:value-type="float">
            <text:p><text:s/>$64.000,00 </text:p>
          </table:table-cell>
          <table:table-cell table:number-columns-repeated="2"/>
          <table:table-cell table:style-name="ce9" office:value-type="currency" office:currency="DKK" office:value="470317.725752508" calcext:value-type="currency">
            <text:p>470.317,73 kr.</text:p>
          </table:table-cell>
          <table:table-cell table:style-name="ce11" table:formula="of:=([.E15]-[.I16])^2" office:value-type="float" office:value="1197999335.70166" calcext:value-type="float">
            <text:p>1197999335,70166</text:p>
          </table:table-cell>
          <table:table-cell/>
          <table:table-cell table:style-name="ce5"/>
          <table:table-cell table:number-columns-repeated="1016"/>
        </table:table-row>
        <table:table-row table:style-name="ro5">
          <table:table-cell/>
          <table:table-cell table:style-name="ce5" office:value-type="float" office:value="49000" calcext:value-type="float">
            <text:p><text:s/>$49.000,00 </text:p>
          </table:table-cell>
          <table:table-cell table:number-columns-repeated="2"/>
          <table:table-cell table:style-name="ce9" office:value-type="currency" office:currency="DKK" office:value="567367.415193502" calcext:value-type="currency">
            <text:p>567.367,42 kr.</text:p>
          </table:table-cell>
          <table:table-cell table:style-name="ce11" table:formula="of:=([.E16]-[.I16])^2" office:value-type="float" office:value="3898449203.14451" calcext:value-type="float">
            <text:p>3898449203,14451</text:p>
          </table:table-cell>
          <table:table-cell table:style-name="ce12"/>
          <table:table-cell office:value-type="string" calcext:value-type="string">
            <text:p>Mean Denmark</text:p>
          </table:table-cell>
          <table:table-cell table:style-name="ce14" table:formula="of:=AVERAGE([.E14:.E24])" office:value-type="float" office:value="504929.85275594" calcext:value-type="float">
            <text:p>504.929,85</text:p>
          </table:table-cell>
          <table:table-cell/>
          <table:table-cell table:style-name="ce3"/>
          <table:table-cell table:style-name="ce16"/>
          <table:table-cell table:number-columns-repeated="1012"/>
        </table:table-row>
        <table:table-row table:style-name="ro5">
          <table:table-cell/>
          <table:table-cell table:style-name="ce5" office:value-type="float" office:value="324000" calcext:value-type="float">
            <text:p><text:s/>$324.000,00 </text:p>
          </table:table-cell>
          <table:table-cell table:number-columns-repeated="2"/>
          <table:table-cell table:style-name="ce9" office:value-type="currency" office:currency="DKK" office:value="589763.497372193" calcext:value-type="currency">
            <text:p>589.763,50 kr.</text:p>
          </table:table-cell>
          <table:table-cell table:style-name="ce11" table:formula="of:=([.E17]-[.I16])^2" office:value-type="float" office:value="7196747258.87676" calcext:value-type="float">
            <text:p>7196747258,87676</text:p>
          </table:table-cell>
          <table:table-cell/>
          <table:table-cell office:value-type="string" calcext:value-type="string">
            <text:p>Variance Denmark</text:p>
          </table:table-cell>
          <table:table-cell table:style-name="ce14" table:formula="of:=SUM([.F14:.F24])/10" office:value-type="float" office:value="2098548471.09724" calcext:value-type="float">
            <text:p>2.098.548.471,10</text:p>
          </table:table-cell>
          <table:table-cell/>
          <table:table-cell table:style-name="ce3"/>
          <table:table-cell table:style-name="ce17"/>
          <table:table-cell table:number-columns-repeated="1012"/>
        </table:table-row>
        <table:table-row table:style-name="ro5">
          <table:table-cell/>
          <table:table-cell table:style-name="ce5" office:value-type="float" office:value="1264000" calcext:value-type="float">
            <text:p><text:s/>$1.264.000,00 </text:p>
          </table:table-cell>
          <table:table-cell table:number-columns-repeated="2"/>
          <table:table-cell table:style-name="ce9" office:value-type="currency" office:currency="DKK" office:value="500179.16865743" calcext:value-type="currency">
            <text:p>500.179,17 kr.</text:p>
          </table:table-cell>
          <table:table-cell table:style-name="ce11" table:formula="of:=([.E18]-[.I16])^2" office:value-type="float" office:value="22568999.4038376" calcext:value-type="float">
            <text:p>22568999,4038376</text:p>
          </table:table-cell>
          <table:table-cell/>
          <table:table-cell table:style-name="ce3"/>
          <table:table-cell table:style-name="ce5"/>
          <table:table-cell/>
          <table:table-cell table:style-name="ce3"/>
          <table:table-cell table:style-name="ce16"/>
          <table:table-cell table:number-columns-repeated="1012"/>
        </table:table-row>
        <table:table-row table:style-name="ro5">
          <table:table-cell/>
          <table:table-cell table:style-name="ce5" office:value-type="float" office:value="54330" calcext:value-type="float">
            <text:p><text:s/>$54.330,00 </text:p>
          </table:table-cell>
          <table:table-cell/>
          <table:table-cell table:style-name="ce8"/>
          <table:table-cell table:style-name="ce9" office:value-type="currency" office:currency="DKK" office:value="492713.807931199" calcext:value-type="currency">
            <text:p>492.713,81 kr.</text:p>
          </table:table-cell>
          <table:table-cell table:style-name="ce11" table:formula="of:=([.E19]-[.I16])^2" office:value-type="float" office:value="149231751.160069" calcext:value-type="float">
            <text:p>149231751,160069</text:p>
          </table:table-cell>
          <table:table-cell/>
          <table:table-cell office:value-type="string" calcext:value-type="string">
            <text:p>US standard deviation</text:p>
          </table:table-cell>
          <table:table-cell table:style-name="ce14" table:formula="of:=SQRT([.I14])" office:value-type="float" office:value="365285.38095079" calcext:value-type="float">
            <text:p>365.285,38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float" office:value="64000" calcext:value-type="float">
            <text:p><text:s/>$64.000,00 </text:p>
          </table:table-cell>
          <table:table-cell/>
          <table:table-cell table:style-name="ce5"/>
          <table:table-cell table:style-name="ce9" office:value-type="currency" office:currency="DKK" office:value="515109.89010989" calcext:value-type="currency">
            <text:p>515.109,89 kr.</text:p>
          </table:table-cell>
          <table:table-cell table:style-name="ce11" table:formula="of:=([.E20]-[.I16])^2" office:value-type="float" office:value="103633160.527825" calcext:value-type="float">
            <text:p>103633160,527825</text:p>
          </table:table-cell>
          <table:table-cell table:style-name="ce12"/>
          <table:table-cell table:style-name="ce3" office:value-type="string" calcext:value-type="string">
            <text:p>Denmark deviation</text:p>
          </table:table-cell>
          <table:table-cell table:style-name="ce14" table:formula="of:=SQRT([.I17])" office:value-type="float" office:value="45809.9167331402" calcext:value-type="float">
            <text:p>45.809,92</text:p>
          </table:table-cell>
          <table:table-cell/>
          <table:table-cell table:style-name="ce3"/>
          <table:table-cell table:style-name="ce18"/>
          <table:table-cell table:number-columns-repeated="1012"/>
        </table:table-row>
        <table:table-row table:style-name="ro5">
          <table:table-cell/>
          <table:table-cell table:style-name="ce5" office:value-type="float" office:value="51000" calcext:value-type="float">
            <text:p><text:s/>$51.000,00 </text:p>
          </table:table-cell>
          <table:table-cell/>
          <table:table-cell table:style-name="ce5"/>
          <table:table-cell table:style-name="ce9" office:value-type="currency" office:currency="DKK" office:value="507644.52938366" calcext:value-type="currency">
            <text:p>507.644,53 kr.</text:p>
          </table:table-cell>
          <table:table-cell table:style-name="ce11" table:formula="of:=([.E21]-[.I16])^2" office:value-type="float" office:value="7369469.19308991" calcext:value-type="float">
            <text:p>7369469,19308991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float" office:value="55000" calcext:value-type="float">
            <text:p><text:s/>$55.000,00 </text:p>
          </table:table-cell>
          <table:table-cell/>
          <table:table-cell table:style-name="ce5"/>
          <table:table-cell table:style-name="ce9" office:value-type="currency" office:currency="DKK" office:value="425525.561395127" calcext:value-type="currency">
            <text:p>425.525,56 kr.</text:p>
          </table:table-cell>
          <table:table-cell table:style-name="ce11" table:formula="of:=([.E22]-[.I16])^2" office:value-type="float" office:value="6305041486.5129" calcext:value-type="float">
            <text:p>6305041486,5129</text:p>
          </table:table-cell>
          <table:table-cell table:style-name="ce12"/>
          <table:table-cell office:value-type="string" calcext:value-type="string">
            <text:p>Coefficient of variation US:</text:p>
          </table:table-cell>
          <table:table-cell table:formula="of:=[.I19]/[.I13]" office:value-type="float" office:value="1.92409206900188" calcext:value-type="float">
            <text:p>1,92409206900188</text:p>
          </table:table-cell>
          <table:table-cell table:number-columns-repeated="1015"/>
        </table:table-row>
        <table:table-row table:style-name="ro5">
          <table:table-cell/>
          <table:table-cell table:style-name="ce5" office:value-type="float" office:value="48000" calcext:value-type="float">
            <text:p><text:s/>$48.000,00 </text:p>
          </table:table-cell>
          <table:table-cell/>
          <table:table-cell table:style-name="ce5"/>
          <table:table-cell table:style-name="ce9" office:value-type="currency" office:currency="DKK" office:value="522575.25083612" calcext:value-type="currency">
            <text:p>522.575,25 kr.</text:p>
          </table:table-cell>
          <table:table-cell table:style-name="ce11" table:formula="of:=([.E23]-[.I16])^2" office:value-type="float" office:value="311360073.408044" calcext:value-type="float">
            <text:p>311360073,408044</text:p>
          </table:table-cell>
          <table:table-cell/>
          <table:table-cell office:value-type="string" calcext:value-type="string">
            <text:p>Coefficiente of variation Denmark:</text:p>
          </table:table-cell>
          <table:table-cell table:formula="of:=[.I20]/[.I16]" office:value-type="float" office:value="0.0907253086406096" calcext:value-type="float">
            <text:p>0,09072530864061</text:p>
          </table:table-cell>
          <table:table-cell table:number-columns-repeated="1015"/>
        </table:table-row>
        <table:table-row table:style-name="ro5">
          <table:table-cell/>
          <table:table-cell table:style-name="ce6" office:value-type="float" office:value="53000" calcext:value-type="float">
            <text:p><text:s/>$53.000,00 </text:p>
          </table:table-cell>
          <table:table-cell/>
          <table:table-cell table:style-name="ce5"/>
          <table:table-cell table:style-name="ce10" office:value-type="currency" office:currency="DKK" office:value="500179.16865743" calcext:value-type="currency">
            <text:p>500.179,17 kr.</text:p>
          </table:table-cell>
          <table:table-cell table:style-name="ce11" table:formula="of:=([.E24]-[.I16])^2" office:value-type="float" office:value="22568999.4038376" calcext:value-type="float">
            <text:p>22568999,4038376</text:p>
          </table:table-cell>
          <table:table-cell table:number-columns-repeated="1018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7"/>
          <table:table-cell table:style-name="ce3"/>
          <table:table-cell table:style-name="ce15"/>
          <table:table-cell/>
          <table:table-cell table:style-name="ce3"/>
          <table:table-cell table:style-name="ce16"/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In short, the rich in the US are way more richer than the poor in the US. In Denmark, on the other hand,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the difference in among rich and poor people is a shitload smaller. This leads to the US poors being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way poorer than the Danish poors, and the richest in the US being significantly richer than the danish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rich.</text:p>
          </table:table-cell>
          <table:table-cell table:number-columns-repeated="1017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$²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text> </number:text>
      <number:currency-symbol number:language="pt" number:country="BR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13P1" style:volatile="true">
      <number:text> </number:text>
      <number:currency-symbol number:language="pt" number:country="BR">€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13P2" style:volatile="true">
      <number:text> </number:text>
      <number:currency-symbol number:language="pt" number:country="BR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€²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">
      <number:number number:decimal-places="2" loext:min-decimal-places="2" number:min-integer-digits="1" number:grouping="true"/>
      <number:text> </number:text>
      <number:currency-symbol number:language="da" number:country="DK">kr.</number:currency-symbol>
    </number:currency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d_20_and_20_cv" style:display-name="PageStyle_Std and c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19T13:21:25</meta:creation-date>
    <dc:date>2019-12-14T19:45:45.690446465</dc:date>
    <meta:generator>LibreOffice/6.0.7.3$Linux_X86_64 LibreOffice_project/00m0$Build-3</meta:generator>
    <meta:editing-duration>PT9M4S</meta:editing-duration>
    <meta:editing-cycles>2</meta:editing-cycles>
    <meta:document-statistic meta:table-count="1" meta:cell-count="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